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5193E83B8A343361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206cm, 12.847cm, 28.531cm, 10.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2cm" svg:height="11.542cm" svg:x="0.3cm" svg:y="0.3cm">
          <draw:image xlink:href="Pictures/1000000000000BD000000FC05193E83B8A34336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29T08:20:44.110481699</dc:date>
    <meta:editing-duration>PT2M43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